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InputElementImpl.setSize( String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setChecked( boolean check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setAccept( String acce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getMax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sel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InputElementImp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setUseMap( String us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setAccessKey( String access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InputElementImpl.setDefaultValue(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getChe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getAcce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setDefaultChecked( boolean defaultCheck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setMaxLength( int max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getUs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get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setReadOnly( boolean readOn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foc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InputElementImpl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get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getA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getDefaultCheck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bl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InputElementImpl.getAccessKe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InputElementImpl.HTMLInput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setAlt( String a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cl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InputElementImp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getTab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MLInputElementImp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get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InputElementImpl.setTabIndex( int tab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